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ed6" officeooo:paragraph-rsid="001cfed6"/>
    </style:style>
    <style:style style:name="P2" style:family="paragraph" style:parent-style-name="Standard">
      <style:text-properties officeooo:rsid="001d9203" officeooo:paragraph-rsid="001d9203"/>
    </style:style>
    <style:style style:name="P3" style:family="paragraph" style:parent-style-name="Header">
      <style:text-properties officeooo:rsid="001d9203" officeooo:paragraph-rsid="001d9203"/>
    </style:style>
    <style:style style:name="T1" style:family="text">
      <style:text-properties officeooo:rsid="001f52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Program 1<text:span text:style-name="T1">(dice1)</text:span></text:h>
      <text:p text:style-name="P1"/>
      <text:p text:style-name="P1">import random</text:p>
      <text:p text:style-name="P1"/>
      <text:p text:style-name="P1"/>
      <text:p text:style-name="P1"/>
      <text:p text:style-name="P1">while True:</text:p>
      <text:p text:style-name="P1"><text:tab/>i=input("enter 'n' to quit")</text:p>
      <text:p text:style-name="P1"><text:tab/>if(i=='n'):</text:p>
      <text:p text:style-name="P1"><text:tab/><text:tab/>print("bye!")</text:p>
      <text:p text:style-name="P1"><text:tab/><text:tab/>exit()</text:p>
      <text:p text:style-name="P1"/>
      <text:p text:style-name="P1"><text:tab/>else:</text:p>
      <text:p text:style-name="P1"><text:tab/><text:tab/>print("you got",random.randint(1,6))</text:p>
      <text:p text:style-name="P1"/>
      <text:h text:style-name="Heading_20_1" text:outline-level="1">output</text:h>
      <text:p text:style-name="P1">cl102@soetcse:~/pavankumar$ python3 dice.py</text:p>
      <text:p text:style-name="P1">enter 'n' to quitP</text:p>
      <text:p text:style-name="P1">you got 6</text:p>
      <text:p text:style-name="P1">enter 'n' to quitA</text:p>
      <text:p text:style-name="P1">you got 5</text:p>
      <text:p text:style-name="P1">enter 'n' to quitN</text:p>
      <text:p text:style-name="P1">you got 1</text:p>
      <text:p text:style-name="P1">enter 'n' to quitn</text:p>
      <text:p text:style-name="P1">bye!</text:p>
      <text:p text:style-name="P1"/>
      <text:h text:style-name="Heading_20_1" text:outline-level="1">Program 2<text:span text:style-name="T1">(dice 2)</text:span></text:h>
      <text:p text:style-name="P1"/>
      <text:p text:style-name="P1">import random</text:p>
      <text:p text:style-name="P1"/>
      <text:p text:style-name="P1"/>
      <text:p text:style-name="P1"/>
      <text:p text:style-name="P1">while True:</text:p>
      <text:p text:style-name="P1"><text:tab/>i=input("enter 'q' to quit,enter 'r' to roll,enter any letter")</text:p>
      <text:p text:style-name="P1"><text:tab/>if(i=='q'):</text:p>
      <text:p text:style-name="P1"><text:tab/><text:tab/>print("bye bye")</text:p>
      <text:p text:style-name="P1"><text:tab/><text:tab/>exit()</text:p>
      <text:p text:style-name="P1"><text:tab/>else:</text:p>
      <text:p text:style-name="P1"><text:tab/><text:tab/>print("you got",random.randint(1,6))</text:p>
      <text:p text:style-name="P1"/>
      <text:h text:style-name="Heading_20_1" text:outline-level="1">output</text:h>
      <text:p text:style-name="P1"/>
      <text:p text:style-name="P1">cl102@soetcse:~/pavankumar$ python3 dice2.py</text:p>
      <text:p text:style-name="P1">enter 'q' to quit,enter 'r' to rollr</text:p>
      <text:p text:style-name="P1">you got 2</text:p>
      <text:p text:style-name="P1"><text:soft-page-break/>enter 'q' to quit,enter 'r' to rollr</text:p>
      <text:p text:style-name="P1">you got 1</text:p>
      <text:p text:style-name="P1">enter 'q' to quit,enter 'r' to rollr</text:p>
      <text:p text:style-name="P1">you got 4</text:p>
      <text:p text:style-name="P1">enter 'q' to quit,enter 'r' to rollr</text:p>
      <text:p text:style-name="P1">you got 4</text:p>
      <text:p text:style-name="P1">enter 'q' to quit,enter 'r' to rollr</text:p>
      <text:p text:style-name="P1">you got 3</text:p>
      <text:p text:style-name="P1">enter 'q' to quit,enter 'r' to rollq</text:p>
      <text:p text:style-name="P1">bye bye</text:p>
      <text:p text:style-name="P1"/>
      <text:h text:style-name="Heading_20_1" text:outline-level="1">pragram 3<text:span text:style-name="T1">(snake and ladder)</text:span></text:h>
      <text:p text:style-name="P2">#!/usr/bin/python3</text:p>
      <text:p text:style-name="P2">import random</text:p>
      <text:p text:style-name="P2">count=0</text:p>
      <text:p text:style-name="P2">#def myroll():</text:p>
      <text:p text:style-name="P2">#<text:tab/>return random.randit(1,6)</text:p>
      <text:p text:style-name="P2"/>
      <text:p text:style-name="P2">while(count&lt;=100):</text:p>
      <text:p text:style-name="P2"><text:tab/>n=input("press 'r' roll the dice")</text:p>
      <text:p text:style-name="P2"><text:tab/>if(n=='r'):</text:p>
      <text:p text:style-name="P2"><text:tab/><text:tab/>r=random.randint(1,6)</text:p>
      <text:p text:style-name="P2"><text:tab/><text:tab/>count=count+r</text:p>
      <text:p text:style-name="P2"><text:tab/><text:tab/>print("u got ",r)</text:p>
      <text:p text:style-name="P2"><text:tab/><text:tab/>print("new position is",count)</text:p>
      <text:p text:style-name="P2"/>
      <text:p text:style-name="P2"><text:tab/><text:tab/>if(count==8):</text:p>
      <text:p text:style-name="P2"><text:tab/><text:tab/><text:tab/>count=37</text:p>
      <text:p text:style-name="P2"><text:tab/><text:tab/><text:tab/>print("i got the ladder")</text:p>
      <text:p text:style-name="P2"><text:tab/><text:tab/>elif(count==13):</text:p>
      <text:p text:style-name="P2"><text:tab/><text:tab/><text:tab/>count=34</text:p>
      <text:p text:style-name="P2"><text:tab/><text:tab/><text:tab/>print("i got the ladder")</text:p>
      <text:p text:style-name="P2"><text:tab/><text:tab/>elif(count==40):</text:p>
      <text:p text:style-name="P2"><text:tab/><text:tab/><text:tab/>count=68</text:p>
      <text:p text:style-name="P2"><text:tab/><text:tab/><text:tab/>print("i got the ladder")</text:p>
      <text:p text:style-name="P2"><text:tab/><text:tab/>elif(count==52):</text:p>
      <text:p text:style-name="P2"><text:tab/><text:tab/><text:tab/>count=81</text:p>
      <text:p text:style-name="P2"><text:tab/><text:tab/><text:tab/>print("i got the ladder")</text:p>
      <text:p text:style-name="P2"><text:tab/><text:tab/>elif(count==76):</text:p>
      <text:p text:style-name="P2"><text:tab/><text:tab/><text:tab/>count=97</text:p>
      <text:p text:style-name="P2"><text:tab/><text:tab/><text:tab/>print("i got the ladder")</text:p>
      <text:p text:style-name="P2"><text:tab/><text:tab/>elif(count==11):</text:p>
      <text:p text:style-name="P2"><text:tab/><text:tab/><text:tab/>count=2</text:p>
      <text:p text:style-name="P2"><text:tab/><text:tab/><text:tab/>print("sorry , u got snake")</text:p>
      <text:p text:style-name="P2"><text:tab/><text:tab/>elif(count==25):</text:p>
      <text:p text:style-name="P2"><text:tab/><text:tab/><text:tab/>count=4</text:p>
      <text:p text:style-name="P2"><text:tab/><text:tab/><text:tab/>print("sorry , u got snake")</text:p>
      <text:p text:style-name="P2"><text:tab/><text:tab/>elif(count==38):</text:p>
      <text:p text:style-name="P2"><text:tab/><text:tab/><text:tab/>count=9</text:p>
      <text:p text:style-name="P2"><text:tab/><text:tab/><text:tab/>print("sorry , u got snake")</text:p>
      <text:p text:style-name="P2"><text:tab/><text:tab/>elif(count==65):</text:p>
      <text:p text:style-name="P2"><text:tab/><text:tab/><text:tab/>count=46</text:p>
      <text:p text:style-name="P2"><text:soft-page-break/><text:tab/><text:tab/><text:tab/>print("sorry , u got snake")</text:p>
      <text:p text:style-name="P2"><text:tab/><text:tab/>elif(count==89):</text:p>
      <text:p text:style-name="P2"><text:tab/><text:tab/><text:tab/>count=70</text:p>
      <text:p text:style-name="P2"><text:tab/><text:tab/><text:tab/>print("sorry , u got snake")</text:p>
      <text:p text:style-name="P2"><text:tab/><text:tab/>elif(count==93):</text:p>
      <text:p text:style-name="P2"><text:tab/><text:tab/><text:tab/>count=64</text:p>
      <text:p text:style-name="P2"><text:tab/><text:tab/><text:tab/>print("sorry , u got snake")</text:p>
      <text:p text:style-name="P2"><text:tab/><text:tab/>elif(count==100):</text:p>
      <text:p text:style-name="P2"><text:tab/><text:tab/><text:tab/>print("congrats u won the game")</text:p>
      <text:p text:style-name="P2"><text:tab/><text:tab/><text:tab/>exit()</text:p>
      <text:p text:style-name="P2"><text:tab/><text:tab/>elif(count&gt;100):</text:p>
      <text:p text:style-name="P2"><text:tab/><text:tab/><text:tab/>print("stay in same count")</text:p>
      <text:p text:style-name="P2"><text:tab/><text:tab/><text:tab/>count=count-r</text:p>
      <text:p text:style-name="P2"/>
      <text:h text:style-name="Heading_20_1" text:outline-level="1">output</text:h>
      <text:p text:style-name="P2">cl102@soetcse:~/pavankumar$ python3 sal.py</text:p>
      <text:p text:style-name="P2">press 'r' roll the dicer</text:p>
      <text:p text:style-name="P2">u got <text:s/>5</text:p>
      <text:p text:style-name="P2">new position is 5</text:p>
      <text:p text:style-name="P2">press 'r' roll the dicer</text:p>
      <text:p text:style-name="P2">u got <text:s/>6</text:p>
      <text:p text:style-name="P2">new position is 11</text:p>
      <text:p text:style-name="P2">sorry , u got snake</text:p>
      <text:p text:style-name="P2">press 'r' roll the dicer</text:p>
      <text:p text:style-name="P2">u got <text:s/>1</text:p>
      <text:p text:style-name="P2">new position is 3</text:p>
      <text:p text:style-name="P2">press 'r' roll the dicer</text:p>
      <text:p text:style-name="P2">u got <text:s/>5</text:p>
      <text:p text:style-name="P2">new position is 8</text:p>
      <text:p text:style-name="P2">i got the ladder</text:p>
      <text:p text:style-name="P2">press 'r' roll the dicer</text:p>
      <text:p text:style-name="P2">u got <text:s/>4</text:p>
      <text:p text:style-name="P2">new position is 41</text:p>
      <text:p text:style-name="P2">press 'r' roll the dicer</text:p>
      <text:p text:style-name="P2">u got <text:s/>2</text:p>
      <text:p text:style-name="P2">new position is 43</text:p>
      <text:p text:style-name="P2">press 'r' roll the dicer</text:p>
      <text:p text:style-name="P2">u got <text:s/>1</text:p>
      <text:p text:style-name="P2">new position is 44</text:p>
      <text:p text:style-name="P2">press 'r' roll the dicer</text:p>
      <text:p text:style-name="P2">u got <text:s/>4</text:p>
      <text:p text:style-name="P2">new position is 48</text:p>
      <text:p text:style-name="P2">press 'r' roll the dicer</text:p>
      <text:p text:style-name="P2">u got <text:s/>2</text:p>
      <text:p text:style-name="P2">new position is 50</text:p>
      <text:p text:style-name="P2">press 'r' roll the dicer</text:p>
      <text:p text:style-name="P2">u got <text:s/>2</text:p>
      <text:p text:style-name="P2">new position is 52</text:p>
      <text:p text:style-name="P2">i got the ladder</text:p>
      <text:p text:style-name="P2">press 'r' roll the dicer</text:p>
      <text:p text:style-name="P2">u got <text:s/>6</text:p>
      <text:p text:style-name="P2">new position is 87</text:p>
      <text:p text:style-name="P2"><text:soft-page-break/>press 'r' roll the dicer</text:p>
      <text:p text:style-name="P2">u got <text:s/>6</text:p>
      <text:p text:style-name="P2">new position is 93</text:p>
      <text:p text:style-name="P2">sorry , u got snake</text:p>
      <text:p text:style-name="P2">press 'r' roll the dicer</text:p>
      <text:p text:style-name="P2">u got <text:s/>3</text:p>
      <text:p text:style-name="P2">new position is 67</text:p>
      <text:p text:style-name="P2">press 'r' roll the dicer</text:p>
      <text:p text:style-name="P2">u got <text:s/>1</text:p>
      <text:p text:style-name="P2">new position is 68</text:p>
      <text:p text:style-name="P2">press 'r' roll the dicer</text:p>
      <text:p text:style-name="P2">u got <text:s/>6</text:p>
      <text:p text:style-name="P2">new position is 74</text:p>
      <text:p text:style-name="P2">press 'r' roll the dicer</text:p>
      <text:p text:style-name="P2">u got <text:s/>1</text:p>
      <text:p text:style-name="P2">new position is 75</text:p>
      <text:p text:style-name="P2">press 'r' roll the dicer</text:p>
      <text:p text:style-name="P2">u got <text:s/>1</text:p>
      <text:p text:style-name="P2">new position is 76</text:p>
      <text:p text:style-name="P2">i got the ladder</text:p>
      <text:p text:style-name="P2">press 'r' roll the dicer</text:p>
      <text:p text:style-name="P2">u got <text:s/>5</text:p>
      <text:p text:style-name="P2">new position is 102</text:p>
      <text:p text:style-name="P2">stay in same count</text:p>
      <text:p text:style-name="P2">press 'r' roll the dicer</text:p>
      <text:p text:style-name="P2">u got <text:s/>2</text:p>
      <text:p text:style-name="P2">new position is 99</text:p>
      <text:p text:style-name="P2">press 'r' roll the dicer</text:p>
      <text:p text:style-name="P2">u got <text:s/>2</text:p>
      <text:p text:style-name="P2">new position is 101</text:p>
      <text:p text:style-name="P2">stay in same count</text:p>
      <text:p text:style-name="P2">press 'r' roll the dicer</text:p>
      <text:p text:style-name="P2">u got <text:s/>2</text:p>
      <text:p text:style-name="P2">new position is 101</text:p>
      <text:p text:style-name="P2">stay in same count</text:p>
      <text:p text:style-name="P2">press 'r' roll the dicer</text:p>
      <text:p text:style-name="P2">u got <text:s/>6</text:p>
      <text:p text:style-name="P2">new position is 105</text:p>
      <text:p text:style-name="P2">stay in same count</text:p>
      <text:p text:style-name="P2">press 'r' roll the dicer</text:p>
      <text:p text:style-name="P2">u got <text:s/>2</text:p>
      <text:p text:style-name="P2">new position is 101</text:p>
      <text:p text:style-name="P2">stay in same count</text:p>
      <text:p text:style-name="P2">press 'r' roll the dicer</text:p>
      <text:p text:style-name="P2">u got <text:s/>5</text:p>
      <text:p text:style-name="P2">new position is 104</text:p>
      <text:p text:style-name="P2">stay in same count</text:p>
      <text:p text:style-name="P2">press 'r' roll the dicer</text:p>
      <text:p text:style-name="P2">u got <text:s/>1</text:p>
      <text:p text:style-name="P2">new position is 100</text:p>
      <text:p text:style-name="P2">congrats u won the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9203" officeooo:paragraph-rsid="001d92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 with python <text:s text:c="75"/>Paruchuripavankumar</text:p>
        <text:p text:style-name="MP1"><text:s text:c="112"/>ECE ,CL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1:33:06.586608670</meta:creation-date>
    <dc:date>2018-09-29T12:32:44.663798711</dc:date>
    <meta:editing-duration>PT8M17S</meta:editing-duration>
    <meta:editing-cycles>1</meta:editing-cycles>
    <meta:document-statistic meta:table-count="0" meta:image-count="0" meta:object-count="0" meta:page-count="4" meta:paragraph-count="185" meta:word-count="606" meta:character-count="3584" meta:non-whitespace-character-count="2819"/>
    <meta:generator>LibreOffice/6.0.3.2$Linux_X86_64 LibreOffice_project/00m0$Build-2</meta:generator>
  </office:meta>
</office:document-meta>
</file>